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Domyślnaczcionkaakapitu" style:family="text">
      <style:text-properties fo:font-size="12pt" style:font-size-asian="12pt" style:font-size-complex="12pt"/>
    </style:style>
    <style:style style:name="T5" style:parent-style-name="Domyślnaczcionkaakapitu" style:family="text">
      <style:text-properties fo:font-size="12pt" style:font-size-asian="12pt" style:font-size-complex="12pt"/>
    </style:style>
    <style:style style:name="T6" style:parent-style-name="Domyślnaczcionkaakapitu" style:family="text">
      <style:text-properties fo:font-size="12pt" style:font-size-asian="12pt" style:font-size-complex="12pt"/>
    </style:style>
    <style:style style:name="T7" style:parent-style-name="Domyślnaczcionkaakapitu" style:family="text">
      <style:text-properties fo:font-size="12pt" style:font-size-asian="12pt" style:font-size-complex="12pt"/>
    </style:style>
    <style:style style:name="T8" style:parent-style-name="Domyślnaczcionkaakapitu" style:family="text">
      <style:text-properties fo:font-size="12pt" style:font-size-asian="12pt" style:font-size-complex="12pt"/>
    </style:style>
    <style:style style:name="T9" style:parent-style-name="Domyślnaczcionkaakapitu" style:family="text">
      <style:text-properties fo:font-size="12pt" style:font-size-asian="12pt" style:font-size-complex="12pt"/>
    </style:style>
    <style:style style:name="T1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Domyślnaczcionkaakapitu" style:family="text">
      <style:text-properties fo:font-size="12pt" style:font-size-asian="12pt" style:font-size-complex="12pt"/>
    </style:style>
    <style:style style:name="T14" style:parent-style-name="Domyślnaczcionkaakapitu" style:family="text">
      <style:text-properties fo:font-size="12pt" style:font-size-asian="12pt" style:font-size-complex="12pt"/>
    </style:style>
    <style:style style:name="T15" style:parent-style-name="Domyślnaczcionkaakapitu" style:family="text">
      <style:text-properties fo:font-size="12pt" style:font-size-asian="12pt" style:font-size-complex="12pt"/>
    </style:style>
    <style:style style:name="T16" style:parent-style-name="Domyślnaczcionkaakapitu" style:family="text">
      <style:text-properties fo:font-size="12pt" style:font-size-asian="12pt" style:font-size-complex="12pt"/>
    </style:style>
    <style:style style:name="T17" style:parent-style-name="Domyślnaczcionkaakapitu" style:family="text">
      <style:text-properties fo:font-size="12pt" style:font-size-asian="12pt" style:font-size-complex="12pt"/>
    </style:style>
    <style:style style:name="T18" style:parent-style-name="Domyślnaczcionkaakapitu" style:family="text">
      <style:text-properties fo:font-size="12pt" style:font-size-asian="12pt" style:font-size-complex="12pt"/>
    </style:style>
    <style:style style:name="T1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Domyślnaczcionkaakapitu" style:family="text">
      <style:text-properties fo:font-size="12pt" style:font-size-asian="12pt" style:font-size-complex="12pt"/>
    </style:style>
    <style:style style:name="T21" style:parent-style-name="Domyślnaczcionkaakapitu" style:family="text">
      <style:text-properties fo:font-size="12pt" style:font-size-asian="12pt" style:font-size-complex="12pt"/>
    </style:style>
    <style:style style:name="T22" style:parent-style-name="Domyślnaczcionkaakapitu" style:family="text">
      <style:text-properties fo:font-size="12pt" style:font-size-asian="12pt" style:font-size-complex="12pt"/>
    </style:style>
    <style:style style:name="T23" style:parent-style-name="Domyślnaczcionkaakapitu" style:family="text">
      <style:text-properties fo:font-size="12pt" style:font-size-asian="12pt" style:font-size-complex="12pt"/>
    </style:style>
    <style:style style:name="T24" style:parent-style-name="Domyślnaczcionkaakapitu" style:family="text">
      <style:text-properties fo:font-size="12pt" style:font-size-asian="12pt" style:font-size-complex="12pt"/>
    </style:style>
    <style:style style:name="T25" style:parent-style-name="Domyślnaczcionkaakapitu" style:family="text">
      <style:text-properties fo:font-size="12pt" style:font-size-asian="12pt" style:font-size-complex="12pt"/>
    </style:style>
    <style:style style:name="T26" style:parent-style-name="Domyślnaczcionkaakapitu" style:family="text">
      <style:text-properties fo:font-size="12pt" style:font-size-asian="12pt" style:font-size-complex="12pt"/>
    </style:style>
    <style:style style:name="T27" style:parent-style-name="Domyślnaczcionkaakapitu" style:family="text">
      <style:text-properties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T29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Przypadki użycia</text:p>
      <text:p text:style-name="Normalny"><text:span text:style-name="T2">1. Sta</text:span><text:span text:style-name="T3">ndardowy użytkownik</text:span><text:span text:style-name="T4"><text:line-break/></text:span><text:span text:style-name="T5"><text:tab/>-po przyjściu do pracy „odbija się”, czyli przekazuje kiedy rozpoczął pracę</text:span><text:span text:style-name="T6"><text:line-break/></text:span><text:span text:style-name="T7"><text:tab/>-przed wyjściem z pracy „odbija się”, tym razem przekazuje kiedy zakończył pracę</text:span><text:span text:style-name="T8"><text:line-break/></text:span><text:span text:style-name="T9"><text:tab/>-może wygenerować rozliczenie w danym okresie</text:span></text:p>
      <text:p text:style-name="Normalny"><text:span text:style-name="T10">2.<text:s/></text:span><text:span text:style-name="T11">Użytkownik kadry/płace</text:span><text:span text:style-name="T12"><text:line-break/></text:span><text:span text:style-name="T13"><text:tab/>-na koniec miesiąca generuje raport, dotyczący przepracowanych godzin przez pracowników</text:span><text:span text:style-name="T14"><text:line-break/></text:span><text:span text:style-name="T15"><text:tab/>-może sprawdzić ile w danym dniu znajduje się pracowników w pracy</text:span><text:span text:style-name="T16"><text:line-break/></text:span><text:span text:style-name="T17"><text:tab/>-może przygotować rozliczenie za dany okres dla danego<text:s/></text:span><text:span text:style-name="T18">działu</text:span></text:p>
      <text:p text:style-name="Normalny"><text:span text:style-name="T19">3. Menadżer</text:span><text:span text:style-name="T20"><text:line-break/></text:span><text:span text:style-name="T21"><text:tab/>-może zatrudnić nowego pracownika</text:span><text:span text:style-name="T22"><text:line-break/></text:span><text:span text:style-name="T23"><text:tab/>-może zwolnić pracownika</text:span><text:span text:style-name="T24"><text:line-break/></text:span><text:span text:style-name="T25"><text:tab/>-może zmienić pracownikowi pensję</text:span><text:span text:style-name="T26"><text:line-break/></text:span><text:span text:style-name="T27"><text:tab/>-może zmienić pracownikowi stanowisko</text:span><text:span text:style-name="T28"><text:line-break/></text:span><text:span text:style-name="T29"><text:tab/>-może dać pracownikowi premię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asz Górniak (252697)</meta:initial-creator>
    <dc:creator>Tomasz Górniak (252697)</dc:creator>
    <meta:creation-date>2022-05-22T13:31:00Z</meta:creation-date>
    <dc:date>2022-05-22T13:48:00Z</dc:date>
    <meta:template xlink:href="Normal" xlink:type="simple"/>
    <meta:editing-cycles>3</meta:editing-cycles>
    <meta:editing-duration>PT1020S</meta:editing-duration>
    <meta:document-statistic meta:page-count="1" meta:paragraph-count="1" meta:word-count="96" meta:character-count="671" meta:row-count="4" meta:non-whitespace-character-count="576"/>
  </office:meta>
</office:document-meta>
</file>